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2b0" officeooo:paragraph-rsid="0011d2b0"/>
    </style:style>
    <style:style style:name="P2" style:family="paragraph" style:parent-style-name="Standard">
      <style:text-properties officeooo:rsid="0013b231" officeooo:paragraph-rsid="0013b231"/>
    </style:style>
    <style:style style:name="P3" style:family="paragraph" style:parent-style-name="Standard">
      <style:text-properties fo:color="#800000" fo:font-weight="bold" officeooo:rsid="0013b231" officeooo:paragraph-rsid="0013b231" style:font-weight-asian="bold" style:font-weight-complex="bold"/>
    </style:style>
    <style:style style:name="P4" style:family="paragraph" style:parent-style-name="Standard">
      <style:text-properties fo:color="#800000" fo:font-weight="bold" officeooo:rsid="001535bf" officeooo:paragraph-rsid="001535bf" style:font-weight-asian="bold" style:font-weight-complex="bold"/>
    </style:style>
    <style:style style:name="P5" style:family="paragraph" style:parent-style-name="Standard">
      <style:text-properties fo:color="#800000" fo:font-weight="bold" officeooo:rsid="00159cc1" officeooo:paragraph-rsid="00159cc1" style:font-weight-asian="bold" style:font-weight-complex="bold"/>
    </style:style>
    <style:style style:name="P6" style:family="paragraph" style:parent-style-name="Standard">
      <style:text-properties fo:color="#800000" fo:font-weight="bold" officeooo:rsid="00189e1b" officeooo:paragraph-rsid="00189e1b" style:font-weight-asian="bold" style:font-weight-complex="bold"/>
    </style:style>
    <style:style style:name="P7" style:family="paragraph" style:parent-style-name="Standard">
      <style:text-properties fo:color="#800000" fo:font-weight="bold" officeooo:rsid="001e88d8" officeooo:paragraph-rsid="001e88d8" style:font-weight-asian="bold" style:font-weight-complex="bold"/>
    </style:style>
    <style:style style:name="T1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style:font-name="Consolas" fo:font-size="12pt" fo:letter-spacing="normal" fo:font-style="normal"/>
    </style:style>
    <style:style style:name="T4" style:family="text">
      <style:text-properties fo:font-variant="normal" fo:text-transform="none" style:font-name="Consolas" fo:font-size="12pt" fo:letter-spacing="normal" fo:font-style="normal" fo:font-weight="normal"/>
    </style:style>
    <style:style style:name="T5" style:family="text">
      <style:text-properties fo:font-variant="normal" fo:text-transform="none" style:font-name="Consolas" fo:font-size="12pt" fo:letter-spacing="normal" fo:font-style="normal" officeooo:rsid="001535bf"/>
    </style:style>
    <style:style style:name="T6" style:family="text">
      <style:text-properties officeooo:rsid="001a4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golf</text:p>
      <text:p text:style-name="P1">….Array()</text:p>
      <text:p text:style-name="P1"/>
      <text:p text:style-name="P1"/>
      <text:p text:style-name="P2">JSON…</text:p>
      <text:p text:style-name="P2">ctrl+shift+p → to select json ss</text:p>
      <text:p text:style-name="P2"/>
      <text:p text:style-name="P2"><text:span text:style-name="T1">{</text:span><text:span text:style-name="T4">"employees"</text:span><text:span text:style-name="T1">:[</text:span><text:line-break/><text:span text:style-name="T2">    </text:span><text:span text:style-name="T1">{</text:span><text:span text:style-name="T4">"firstName"</text:span><text:span text:style-name="T1">:</text:span><text:span text:style-name="T4">"John"</text:span><text:span text:style-name="T1">, </text:span><text:span text:style-name="T4">"lastName"</text:span><text:span text:style-name="T1">:</text:span><text:span text:style-name="T4">"Doe"</text:span><text:span text:style-name="T1">},</text:span><text:line-break/><text:span text:style-name="T2">    </text:span><text:span text:style-name="T1">{</text:span><text:span text:style-name="T4">"firstName"</text:span><text:span text:style-name="T1">:</text:span><text:span text:style-name="T4">"Anna"</text:span><text:span text:style-name="T1">, </text:span><text:span text:style-name="T4">"lastName"</text:span><text:span text:style-name="T1">:</text:span><text:span text:style-name="T4">"Smith"</text:span><text:span text:style-name="T1">},</text:span><text:line-break/><text:span text:style-name="T2">    </text:span><text:span text:style-name="T1">{</text:span><text:span text:style-name="T4">"firstName"</text:span><text:span text:style-name="T1">:</text:span><text:span text:style-name="T4">"Peter"</text:span><text:span text:style-name="T1">, </text:span><text:span text:style-name="T4">"lastName"</text:span><text:span text:style-name="T1">:</text:span><text:span text:style-name="T4">"Jones"</text:span><text:span text:style-name="T1">}</text:span><text:line-break/><text:span text:style-name="T1">]}</text:span></text:p>
      <text:p text:style-name="P2"><text:span text:style-name="T1"/></text:p>
      <text:p text:style-name="P2"><text:span text:style-name="T1"/></text:p>
      <text:p text:style-name="P2"><text:span text:style-name="T1">it has 2 methods</text:span></text:p>
      <text:p text:style-name="P2"><text:span text:style-name="T1">json parse</text:span></text:p>
      <text:p text:style-name="P2"><text:span text:style-name="T1">pson stringify</text:span></text:p>
      <text:p text:style-name="P2"><text:span text:style-name="T1"/></text:p>
      <text:p text:style-name="P2"><text:span text:style-name="T1"/></text:p>
      <text:p text:style-name="P3"><text:span text:style-name="T3">let obj ={color:"blue"}</text:span></text:p>
      <text:p text:style-name="P3"><text:span text:style-name="T3"/></text:p>
      <text:p text:style-name="P3"><text:span text:style-name="T3">J</text:span><text:span text:style-name="T5">let jsonstr = </text:span><text:span text:style-name="T3">SON.stringify(obj);</text:span></text:p>
      <text:p text:style-name="P3"><text:span text:style-name="T3">"{"color":"blue"}"</text:span></text:p>
      <text:p text:style-name="P2"/>
      <text:p text:style-name="P4">JSON.parse(jsonstr)</text:p>
      <text:p text:style-name="P4">Object {color: "blue"}</text:p>
      <text:p text:style-name="P4"/>
      <text:p text:style-name="P4">JSON is very sensitive</text:p>
      <text:p text:style-name="P4"/>
      <text:p text:style-name="P4"/>
      <text:p text:style-name="P5">tree-traversal::: find() queries each line</text:p>
      <text:p text:style-name="P5"/>
      <text:p text:style-name="P5"/>
      <text:p text:style-name="P6">data attributes ;;;; chenages the actual data but it is not reflected in dom <text:span text:style-name="T6">else we shud add that attribute to the element</text:span></text:p>
      <text:p text:style-name="P7">eg:::</text:p>
      <text:p text:style-name="P7">h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9:52:06.306817183</meta:creation-date>
    <dc:date>2016-07-29T15:44:11.143939121</dc:date>
    <meta:editing-duration>PT5H24M2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71" meta:character-count="557" meta:non-whitespace-character-count="492"/>
  </office:meta>
</office:document-meta>
</file>